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5.003cm" fo:margin-left="-0.889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0.398cm"/>
    </style:style>
    <style:style style:name="Tabla1.C" style:family="table-column">
      <style:table-column-properties style:column-width="5.001cm"/>
    </style:style>
    <style:style style:name="Tabla1.D" style:family="table-column">
      <style:table-column-properties style:column-width="6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5cm"/>
    </style:style>
    <style:style style:name="Tabla1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25.003cm" fo:margin-left="-0.889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10.398cm"/>
    </style:style>
    <style:style style:name="Tabla2.C" style:family="table-column">
      <style:table-column-properties style:column-width="5.001cm"/>
    </style:style>
    <style:style style:name="Tabla2.D" style:family="table-column">
      <style:table-column-properties style:column-width="6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7647" officeooo:paragraph-rsid="000f764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7647" officeooo:paragraph-rsid="000f764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28d5a" officeooo:paragraph-rsid="000f764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3392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3392f" officeooo:paragraph-rsid="000f764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16a" officeooo:paragraph-rsid="0013416a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23e310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paragraph-rsid="0023e310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f7647" officeooo:paragraph-rsid="000f7647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0f7647" officeooo:paragraph-rsid="0023e310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23e310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56078" officeooo:paragraph-rsid="00156078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56078" officeooo:paragraph-rsid="0023e310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b0f3c" officeooo:paragraph-rsid="001b0f3c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b0f3c" officeooo:paragraph-rsid="0023e310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3e310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3e310" officeooo:paragraph-rsid="0023e310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0f7647" officeooo:paragraph-rsid="0023e310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0f7647" officeooo:paragraph-rsid="000f7647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0f7647" officeooo:paragraph-rsid="0023e310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13392f" officeooo:paragraph-rsid="0013416a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13392f" officeooo:paragraph-rsid="0023e31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1bb69a" officeooo:paragraph-rsid="001bb69a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1bb69a" officeooo:paragraph-rsid="0023e310" style:font-size-asian="14pt" style:font-size-complex="14pt"/>
    </style:style>
    <style:style style:name="T1" style:family="text">
      <style:text-properties officeooo:rsid="0012bdc2"/>
    </style:style>
    <style:style style:name="T2" style:family="text">
      <style:text-properties officeooo:rsid="0013392f"/>
    </style:style>
    <style:style style:name="T3" style:family="text">
      <style:text-properties officeooo:rsid="001bb69a"/>
    </style:style>
    <style:style style:name="T4" style:family="text">
      <style:text-properties officeooo:rsid="001d38bf"/>
    </style:style>
    <style:style style:name="T5" style:family="text">
      <style:text-properties officeooo:rsid="00228d5a"/>
    </style:style>
    <style:style style:name="T6" style:family="text">
      <style:text-properties officeooo:rsid="0023e310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selección de número de centros</text:p>
      <text:p text:style-name="P6"/>
      <text:p text:style-name="P4">Data: la cantidad de <text:span text:style-name="T6">ejemplos usados en el dataset</text:span></text:p>
      <text:p text:style-name="P7">Time: el tiempo que tarda en hacer el fit y el predict de un data frame</text:p>
      <text:p text:style-name="P5"><text:span text:style-name="T3">silhouette_score</text:span>: <text:span text:style-name="T1">Que tan bien están clasificados los puntos del cluster (-1, 1), </text:span>mientras más cercano a 1 mejor, <text:span text:style-name="T4">el 0 implica que hay superposición de los clusters</text:span></text:p>
      <text:p text:style-name="P7"/>
      <text:p text:style-name="P7"><text:span text:style-name="T5">Se utiliza un </text:span>dataSets <text:span text:style-name="T5">donde se normalizo la data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2"><text:s/><text:span text:style-name="T2">D</text:span>ata</text:p>
          </table:table-cell>
          <table:table-cell table:style-name="Tabla1.A1" office:value-type="string">
            <text:p text:style-name="P22">Mejor estimador encontrado</text:p>
          </table:table-cell>
          <table:table-cell table:style-name="Tabla1.A1" office:value-type="string">
            <text:p text:style-name="P24">Time </text:p>
          </table:table-cell>
          <table:table-cell table:style-name="Tabla1.D1" office:value-type="string">
            <text:p text:style-name="P26">silhouette_score</text:p>
          </table:table-cell>
        </table:table-row>
        <table:table-row>
          <table:table-cell table:style-name="Tabla1.A2" table:number-rows-spanned="6" office:value-type="string">
            <text:p text:style-name="P11"/>
            <text:p text:style-name="P11"/>
            <text:p text:style-name="P17">200</text:p>
            <text:p text:style-name="P20">Data</text:p>
            <text:p text:style-name="P20">Normalizada</text:p>
          </table:table-cell>
          <table:table-cell table:style-name="Tabla1.A2" office:value-type="string">
            <text:p text:style-name="P13">init='random', max_iter=350, n_clusters=3, n_init=15</text:p>
          </table:table-cell>
          <table:table-cell table:style-name="Tabla1.A2" office:value-type="string">
            <text:p text:style-name="P13">1360,23260988504</text:p>
          </table:table-cell>
          <table:table-cell table:style-name="Tabla1.D2" office:value-type="string">
            <text:p text:style-name="P13">0,0272702456076211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13">init='k-means++', max_iter=200, n_clusters=6, n_init=13</text:p>
          </table:table-cell>
          <table:table-cell table:style-name="Tabla1.A2" office:value-type="string">
            <text:p text:style-name="P13">533,7852632169961</text:p>
          </table:table-cell>
          <table:table-cell table:style-name="Tabla1.D2" office:value-type="string">
            <text:p text:style-name="P13">0,02096069366047127</text:p>
          </table:table-cell>
        </table:table-row>
        <table:table-row>
          <table:covered-table-cell/>
          <table:table-cell table:style-name="Tabla1.A2" office:value-type="string">
            <text:p text:style-name="P13">init='k-means++', max_iter=550, n_clusters=6, n_init=10</text:p>
          </table:table-cell>
          <table:table-cell table:style-name="Tabla1.A2" office:value-type="string">
            <text:p text:style-name="P13">545,0915448240121</text:p>
          </table:table-cell>
          <table:table-cell table:style-name="Tabla1.D2" office:value-type="string">
            <text:p text:style-name="P13"><text:s/>0,012613590447491182</text:p>
          </table:table-cell>
        </table:table-row>
        <table:table-row>
          <table:covered-table-cell/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covered-table-cell/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covered-table-cell/>
          <table:table-cell table:style-name="Tabla1.B7" office:value-type="string">
            <text:p text:style-name="P15"/>
          </table:table-cell>
          <table:table-cell table:style-name="Tabla1.C7" table:formula="ooow:sum&lt;C2:C6&gt;/5" office:value-type="float" office:value="487.82188358521">
            <text:p text:style-name="P19">487,82</text:p>
          </table:table-cell>
          <table:table-cell table:style-name="Tabla1.D7" table:formula="ooow:sum&lt;D2:D6&gt;/5" office:value-type="float" office:value="0.0121689059431166">
            <text:p text:style-name="P19">0,01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1"><text:s/><text:span text:style-name="T2">D</text:span>ata</text:p>
          </table:table-cell>
          <table:table-cell table:style-name="Tabla2.A1" office:value-type="string">
            <text:p text:style-name="P23">Mejor estimador encontrado</text:p>
          </table:table-cell>
          <table:table-cell table:style-name="Tabla2.A1" office:value-type="string">
            <text:p text:style-name="P25">Time </text:p>
          </table:table-cell>
          <table:table-cell table:style-name="Tabla2.D1" office:value-type="string">
            <text:p text:style-name="P27">silhouette_score</text:p>
          </table:table-cell>
        </table:table-row>
        <table:table-row>
          <table:table-cell table:style-name="Tabla2.A2" table:number-rows-spanned="6" office:value-type="string">
            <text:p text:style-name="P12"/>
            <text:p text:style-name="P12"/>
            <text:p text:style-name="P18">200</text:p>
            <text:p text:style-name="P20">Data</text:p>
            <text:p text:style-name="P20">Escalada</text:p>
            <text:p text:style-name="P18"/>
          </table:table-cell>
          <table:table-cell table:style-name="Tabla2.A2" office:value-type="string">
            <text:p text:style-name="P14">init='random', max_iter=450, n_clusters=10, n_init=11</text:p>
          </table:table-cell>
          <table:table-cell table:style-name="Tabla2.A2" office:value-type="string">
            <text:p text:style-name="P14">453,67510808899533</text:p>
          </table:table-cell>
          <table:table-cell table:style-name="Tabla2.D2" office:value-type="string">
            <text:p text:style-name="P14">0,41369747894055503</text:p>
          </table:table-cell>
        </table:table-row>
        <table:table-row>
          <table:covered-table-cell/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D2" office:value-type="string">
            <text:p text:style-name="P14"/>
          </table:table-cell>
        </table:table-row>
        <table:table-row>
          <table:covered-table-cell/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D2" office:value-type="string">
            <text:p text:style-name="P14"/>
          </table:table-cell>
        </table:table-row>
        <table:table-row>
          <table:covered-table-cell/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D2" office:value-type="string">
            <text:p text:style-name="P14"/>
          </table:table-cell>
        </table:table-row>
        <table:table-row>
          <table:covered-table-cell/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D2" office:value-type="string">
            <text:p text:style-name="P14"/>
          </table:table-cell>
        </table:table-row>
        <table:table-row>
          <table:covered-table-cell/>
          <table:table-cell table:style-name="Tabla2.B7" office:value-type="string">
            <text:p text:style-name="P16"/>
          </table:table-cell>
          <table:table-cell table:style-name="Tabla2.C7" table:formula="ooow:sum&lt;C2:C6&gt;/5" office:value-type="float" office:value="90.735021617799">
            <text:p text:style-name="P20">90,74</text:p>
          </table:table-cell>
          <table:table-cell table:style-name="Tabla2.D7" table:formula="ooow:sum&lt;D2:D6&gt;/5" office:value-type="float" office:value="0.082739495788111">
            <text:p text:style-name="P20">0,08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9:46:44.741692713</meta:creation-date>
    <dc:date>2020-02-03T16:17:18.561786924</dc:date>
    <meta:editing-duration>PT9M41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35" meta:word-count="113" meta:character-count="887" meta:non-whitespace-character-count="804"/>
  </office:meta>
</office:document-meta>
</file>